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solid" draw:fill-color="#000000" draw:opacity="100%"/>
      <style:paragraph-properties fo:margin-top="0cm" fo:margin-bottom="0cm" style:contextual-spacing="false" fo:line-height="100%" fo:background-color="#000000"/>
      <style:text-properties fo:color="#ffffff" loext:opacity="100%" fo:font-size="16pt" fo:font-weight="bold" officeooo:rsid="00044ead" officeooo:paragraph-rsid="00044ea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 style:list-style-name="L1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Horizontal_20_Line">
      <style:paragraph-properties fo:margin-top="0cm" fo:margin-bottom="0cm" style:contextual-spacing="false" fo:line-height="100%"/>
    </style:style>
    <style:style style:name="P6" style:family="paragraph" style:parent-style-name="Heading_20_2">
      <style:paragraph-properties fo:margin-top="0cm" fo:margin-bottom="0cm" style:contextual-spacing="false" fo:line-height="100%"/>
    </style:style>
    <style:style style:name="P7" style:family="paragraph" style:parent-style-name="Preformatted_20_Text">
      <style:paragraph-properties fo:margin-top="0cm" fo:margin-bottom="0cm" style:contextual-spacing="false" fo:line-height="100%"/>
    </style:style>
    <style:style style:name="P8" style:family="paragraph" style:parent-style-name="Heading_20_3">
      <style:paragraph-properties fo:margin-top="0cm" fo:margin-bottom="0cm" style:contextual-spacing="false" fo:line-height="100%"/>
      <style:text-properties officeooo:paragraph-rsid="0007d65e"/>
    </style:style>
    <style:style style:name="T1" style:family="text">
      <style:text-properties officeooo:rsid="00054d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cript Jest Test</text:p>
      <text:p text:style-name="P2"><text:span text:style-name="T1">J</text:span>est é um framework de testes feito pelo Facebook para JavaScript/TypeScript. Ele cobre:</text:p>
      <text:list text:style-name="L1">
        <text:list-item>
          <text:p text:style-name="P3">Testes unitários</text:p>
        </text:list-item>
        <text:list-item>
          <text:p text:style-name="P3">Mocks e Spies</text:p>
        </text:list-item>
        <text:list-item>
          <text:p text:style-name="P3">Testes assíncronos</text:p>
        </text:list-item>
        <text:list-item>
          <text:p text:style-name="P3">Coverage (cobertura de testes)</text:p>
        </text:list-item>
      </text:list>
      <text:p text:style-name="P4"/>
      <text:p text:style-name="P5"/>
      <text:h text:style-name="P6" text:outline-level="2">Integração com TypeScript</text:h>
      <text:p text:style-name="P2">Instale Jest + suporte TS:</text:p>
      <text:p text:style-name="Quotations"><text:span text:style-name="Source_20_Text">npm install --save-dev jest ts-jest @types/jest</text:span></text:p>
      <text:p text:style-name="P2">Depois, inicialize o Jest configurado para TypeScript:</text:p>
      <text:p text:style-name="Quotations"><text:span text:style-name="Source_20_Text">npx ts-jest config:init</text:span></text:p>
      <text:p text:style-name="P2">Isso cria um <text:span text:style-name="Source_20_Text">jest.config.js</text:span>.</text:p>
      <text:p text:style-name="P2">Verifique que o <text:span text:style-name="Source_20_Text">tsconfig.json</text:span> tem <text:span text:style-name="Source_20_Text">"esModuleInterop": true</text:span>.</text:p>
      <text:p text:style-name="P5"/>
      <text:h text:style-name="P6" text:outline-level="2">Estrutura básica do teste</text:h>
      <text:p text:style-name="P2">Exemplo de função de soma em <text:span text:style-name="Source_20_Text">src/sum.ts</text:span>:</text:p>
      <text:p text:style-name="P7"><text:span text:style-name="Source_20_Text">export const sum = (a: number, b: number): number =&gt; {</text:span></text:p>
      <text:p text:style-name="P7"><text:span text:style-name="Source_20_Text"><text:s text:c="2"/>return a + b;</text:span></text:p>
      <text:p text:style-name="P7"><text:span text:style-name="Source_20_Text">};</text:span></text:p>
      <text:p text:style-name="P2">Teste em <text:span text:style-name="Source_20_Text">tests/sum.test.ts</text:span>:</text:p>
      <text:p text:style-name="P7"><text:span text:style-name="Source_20_Text">import { sum } from "../src/sum";</text:span></text:p>
      <text:p text:style-name="P7"/>
      <text:p text:style-name="P7"><text:span text:style-name="Source_20_Text">describe("sum function", () =&gt; {</text:span></text:p>
      <text:p text:style-name="P7"><text:span text:style-name="Source_20_Text"><text:s text:c="2"/>it("deve somar dois números corretamente", () =&gt; {</text:span></text:p>
      <text:p text:style-name="P7"><text:span text:style-name="Source_20_Text"><text:s text:c="4"/>expect(sum(2, 5)).toBe(7);</text:span></text:p>
      <text:p text:style-name="P7"><text:span text:style-name="Source_20_Text"><text:s text:c="2"/>});</text:span></text:p>
      <text:p text:style-name="P7"><text:span text:style-name="Source_20_Text">});</text:span></text:p>
      <text:p text:style-name="P2">Rodar os testes:</text:p>
      <text:p text:style-name="P7"><text:span text:style-name="Source_20_Text">npm test</text:span></text:p>
      <text:p text:style-name="P5"/>
      <text:h text:style-name="P6" text:outline-level="2">Mocks e Spies</text:h>
      <text:p text:style-name="P2">Simulando funções externas:</text:p>
      <text:p text:style-name="P7"><text:span text:style-name="Source_20_Text">const mockFn = jest.fn(() =&gt; 10);</text:span></text:p>
      <text:p text:style-name="P7"/>
      <text:p text:style-name="P7"><text:span text:style-name="Source_20_Text">test("mock example", () =&gt; {</text:span></text:p>
      <text:p text:style-name="P7"><text:span text:style-name="Source_20_Text"><text:s text:c="2"/>expect(mockFn()).toBe(10);</text:span></text:p>
      <text:p text:style-name="P7"><text:span text:style-name="Source_20_Text"><text:s text:c="2"/>expect(mockFn).toHaveBeenCalled();</text:span></text:p>
      <text:p text:style-name="P7"><text:span text:style-name="Source_20_Text">});</text:span></text:p>
      <text:p text:style-name="P5"/>
      <text:h text:style-name="P6" text:outline-level="2">Testes assíncronos</text:h>
      <text:p text:style-name="P7"><text:span text:style-name="Source_20_Text">const fetchUser = async () =&gt; "Joel";</text:span></text:p>
      <text:p text:style-name="P7"/>
      <text:p text:style-name="P7"><text:span text:style-name="Source_20_Text">test("async test", async () =&gt; {</text:span></text:p>
      <text:p text:style-name="P7"><text:span text:style-name="Source_20_Text"><text:s text:c="2"/>const result = await fetchUser();</text:span></text:p>
      <text:p text:style-name="P7"><text:span text:style-name="Source_20_Text"><text:s text:c="2"/>expect(result).toBe("Joel");</text:span></text:p>
      <text:p text:style-name="P7"><text:span text:style-name="Source_20_Text">});</text:span></text:p>
      <text:p text:style-name="P5"/>
      <text:h text:style-name="P6" text:outline-level="2">Cobertura de testes</text:h>
      <text:p text:style-name="P7"><text:span text:style-name="Source_20_Text">npm test -- --coverage</text:span></text:p>
      <text:p text:style-name="P2">Gera relatório com porcentagem de linhas cobertas.</text:p>
      <text:p text:style-name="P5"/>
      <text:h text:style-name="P8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09:39:15.548795000</meta:creation-date>
    <meta:generator>LibreOffice/25.8.3.2$Windows_X86_64 LibreOffice_project/8ca8d55c161d602844f5428fa4b58097424e324e</meta:generator>
    <dc:date>2025-12-10T15:44:08.778297400</dc:date>
    <meta:editing-duration>PT5H53M49S</meta:editing-duration>
    <meta:editing-cycles>4</meta:editing-cycles>
    <meta:document-statistic meta:table-count="0" meta:image-count="0" meta:object-count="0" meta:page-count="1" meta:paragraph-count="43" meta:word-count="182" meta:character-count="1206" meta:non-whitespace-character-count="1055"/>
  </office:meta>
</office:document-meta>
</file>